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ate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at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attingDateConvertor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attingDateConvertor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setVariant( String varia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mattingDateConvertor.getDate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ingDateConvertor.setTime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FormattingD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tingDate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ateConvertor.getDateFormat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attingDateConvertor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